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5.935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cdcdc" fo:border="0.74pt solid #000000"/>
    </style:style>
    <style:style style:name="ce3" style:family="table-cell" style:parent-style-name="Default" style:data-style-name="N4">
      <style:table-cell-properties fo:background-color="#1e90f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e0ffff" fo:border="0.74pt solid #000000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7f5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fe4b5" fo:border="0.74pt solid #000000"/>
    </style:style>
    <style:style style:name="ce8" style:family="table-cell" style:parent-style-name="Default">
      <style:table-cell-properties fo:background-color="#2f4f4f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1e90ff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7f50" fo:border="0.74pt solid 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2-firefox" table:style-name="ta1">
        <table:shapes>
          <draw:frame draw:z-index="0" draw:style-name="gr1" draw:text-style-name="P1" svg:width="28.537cm" svg:height="15.087cm" svg:x="19.099cm" svg:y="2.55cm">
            <draw:object draw:notify-on-update-of-ranges="'b2-firefox'.A1:'b2-firefox'.A1 'b2-firefox'.A2:'b2-firefox'.A361 'b2-firefox'.B1:'b2-firefox'.B1 'b2-firefox'.B2:'b2-firefox'.B361 'b2-firefox'.C1:'b2-firefox'.C1 'b2-firefox'.C2:'b2-firefox'.C361 'b2-firefox'.D1:'b2-firefox'.D1 'b2-firefox'.D2:'b2-firefox'.D361 'b2-firefox'.E1:'b2-firefox'.E1 'b2-firefox'.E2:'b2-firefox'.E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3" office:value-type="string" calcext:value-type="string">
            <text:p>Chromium WASM</text:p>
          </table:table-cell>
          <table:table-cell table:style-name="ce3" office:value-type="string" calcext:value-type="string">
            <text:p>Chromium WASM (shared buffer)</text:p>
          </table:table-cell>
          <table:table-cell table:style-name="ce6" office:value-type="string" calcext:value-type="string">
            <text:p>Firefox WASM</text:p>
          </table:table-cell>
          <table:table-cell table:style-name="ce6" office:value-type="string" calcext:value-type="string">
            <text:p>Firefox WASM (shared buffer)</text:p>
          </table:table-cell>
          <table:table-cell/>
          <table:table-cell table:style-name="ce8" office:value-type="string" calcext:value-type="string">
            <text:p>Run duration (ms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46.100000000035" calcext:value-type="float">
            <text:p>146,1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45" calcext:value-type="float">
            <text:p>45,00</text:p>
          </table:table-cell>
          <table:table-cell table:style-name="ce7" office:value-type="float" office:value="35" calcext:value-type="float">
            <text:p>35,00</text:p>
          </table:table-cell>
          <table:table-cell/>
          <table:table-cell table:style-name="ce9" table:formula="of:=[.B1]" office:value-type="string" office:string-value="Chromium WASM" calcext:value-type="string">
            <text:p>Chromium WASM</text:p>
          </table:table-cell>
          <table:table-cell table:style-name="ce4" table:formula="of:=MIN([.$B$2:.$B$361])" office:value-type="float" office:value="44.5999999999767" calcext:value-type="float">
            <text:p>44,60</text:p>
          </table:table-cell>
          <table:table-cell table:style-name="ce4" table:formula="of:=MAX([.$B$2:.$B$361])" office:value-type="float" office:value="146.100000000035" calcext:value-type="float">
            <text:p>146,10</text:p>
          </table:table-cell>
          <table:table-cell table:style-name="ce4" table:formula="of:=AVERAGE([.$B$3:.$B$361])" office:value-type="float" office:value="46.0133704735364" calcext:value-type="float">
            <text:p>46,0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57.4000000000233" calcext:value-type="float">
            <text:p>57,40</text:p>
          </table:table-cell>
          <table:table-cell table:style-name="ce4" office:value-type="float" office:value="41.7999999999884" calcext:value-type="float">
            <text:p>41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/>
          <table:table-cell table:style-name="ce9" table:formula="of:=[.C1]" office:value-type="string" office:string-value="Chromium WASM (shared buffer)" calcext:value-type="string">
            <text:p>Chromium WASM (shared buffer)</text:p>
          </table:table-cell>
          <table:table-cell table:style-name="ce4" table:formula="of:=MIN([.$C$2:.$C$361])" office:value-type="float" office:value="40.9000000000233" calcext:value-type="float">
            <text:p>40,90</text:p>
          </table:table-cell>
          <table:table-cell table:style-name="ce4" table:formula="of:=MAX([.$C$2:.$C$361])" office:value-type="float" office:value="48.1000000000349" calcext:value-type="float">
            <text:p>48,10</text:p>
          </table:table-cell>
          <table:table-cell table:style-name="ce4" table:formula="of:=AVERAGE([.$C$3:.$C$361])" office:value-type="float" office:value="42.4376044568256" calcext:value-type="float">
            <text:p>42,44</text:p>
          </table:table-cell>
          <table:table-cell table:style-name="ce5" table:formula="of:=[.J3]-[.J2]" office:value-type="float" office:value="-3.57576601671086" calcext:value-type="float">
            <text:p>-3,5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45.8999999999651" calcext:value-type="float">
            <text:p>45,90</text:p>
          </table:table-cell>
          <table:table-cell table:style-name="ce4" office:value-type="float" office:value="41.6000000000349" calcext:value-type="float">
            <text:p>41,6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/>
          <table:table-cell table:style-name="ce10" table:formula="of:=[.D1]" office:value-type="string" office:string-value="Firefox WASM" calcext:value-type="string">
            <text:p>Firefox WASM</text:p>
          </table:table-cell>
          <table:table-cell table:style-name="ce7" table:formula="of:=MIN([.$D$2:.$D$361])" office:value-type="float" office:value="33" calcext:value-type="float">
            <text:p>33,00</text:p>
          </table:table-cell>
          <table:table-cell table:style-name="ce7" table:formula="of:=MAX([.$D$2:.$D$361])" office:value-type="float" office:value="48" calcext:value-type="float">
            <text:p>48,00</text:p>
          </table:table-cell>
          <table:table-cell table:style-name="ce7" table:formula="of:=AVERAGE([.$D$3:.$D$361])" office:value-type="float" office:value="35.0807799442897" calcext:value-type="float">
            <text:p>35,08</text:p>
          </table:table-cell>
          <table:table-cell table:style-name="ce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6000000000349" calcext:value-type="float">
            <text:p>41,6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/>
          <table:table-cell table:style-name="ce10" table:formula="of:=[.E1]" office:value-type="string" office:string-value="Firefox WASM (shared buffer)" calcext:value-type="string">
            <text:p>Firefox WASM (shared buffer)</text:p>
          </table:table-cell>
          <table:table-cell table:style-name="ce7" table:formula="of:=MIN([.$E$2:.$E$361])" office:value-type="float" office:value="32" calcext:value-type="float">
            <text:p>32,00</text:p>
          </table:table-cell>
          <table:table-cell table:style-name="ce7" table:formula="of:=MAX([.$E$2:.$E$361])" office:value-type="float" office:value="43" calcext:value-type="float">
            <text:p>43,00</text:p>
          </table:table-cell>
          <table:table-cell table:style-name="ce7" table:formula="of:=AVERAGE([.$E$3:.$E$361])" office:value-type="float" office:value="34.0306406685237" calcext:value-type="float">
            <text:p>34,03</text:p>
          </table:table-cell>
          <table:table-cell table:style-name="ce5" table:formula="of:=[.J5]-[.J4]" office:value-type="float" office:value="-1.05013927576602" calcext:value-type="float">
            <text:p>-1,0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2999999999884" calcext:value-type="float">
            <text:p>42,3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44.5999999999767" calcext:value-type="float">
            <text:p>44,60</text:p>
          </table:table-cell>
          <table:table-cell table:style-name="ce4" office:value-type="float" office:value="41.6000000000349" calcext:value-type="float">
            <text:p>41,6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3.7000000000116" calcext:value-type="float">
            <text:p>43,7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,00</text:p>
          </table:table-cell>
          <table:table-cell table:style-name="ce4" office:value-type="float" office:value="41.7000000000116" calcext:value-type="float">
            <text:p>41,7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1.7000000000116" calcext:value-type="float">
            <text:p>41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1.9000000000233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45.3999999999651" calcext:value-type="float">
            <text:p>45,4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2.2999999999884" calcext:value-type="float">
            <text:p>42,3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45.1999999999534" calcext:value-type="float">
            <text:p>45,2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48" calcext:value-type="float">
            <text:p>48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7000000000116" calcext:value-type="float">
            <text:p>42,7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45.8000000000466" calcext:value-type="float">
            <text:p>45,80</text:p>
          </table:table-cell>
          <table:table-cell table:style-name="ce4" office:value-type="float" office:value="42.1999999999534" calcext:value-type="float">
            <text:p>42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45.6000000000349" calcext:value-type="float">
            <text:p>45,6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1.7999999999884" calcext:value-type="float">
            <text:p>41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0999999999767" calcext:value-type="float">
            <text:p>42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48.5999999999767" calcext:value-type="float">
            <text:p>48,6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45.1000000000349" calcext:value-type="float">
            <text:p>45,1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44.9000000000233" calcext:value-type="float">
            <text:p>44,9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47" calcext:value-type="float">
            <text:p>47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2.6000000000349" calcext:value-type="float">
            <text:p>42,6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5.3999999999651" calcext:value-type="float">
            <text:p>45,4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45.1000000000349" calcext:value-type="float">
            <text:p>45,10</text:p>
          </table:table-cell>
          <table:table-cell table:style-name="ce4" office:value-type="float" office:value="41.7999999999884" calcext:value-type="float">
            <text:p>41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46.7999999999884" calcext:value-type="float">
            <text:p>46,8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46.1000000000349" calcext:value-type="float">
            <text:p>46,10</text:p>
          </table:table-cell>
          <table:table-cell table:style-name="ce4" office:value-type="float" office:value="42.2999999999884" calcext:value-type="float">
            <text:p>42,3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9" calcext:value-type="float">
            <text:p>39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44.7000000000116" calcext:value-type="float">
            <text:p>44,70</text:p>
          </table:table-cell>
          <table:table-cell table:style-name="ce4" office:value-type="float" office:value="42.2000000000116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44.8999999999651" calcext:value-type="float">
            <text:p>44,9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4.7000000000116" calcext:value-type="float">
            <text:p>44,7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2000000000116" calcext:value-type="float">
            <text:p>42,20</text:p>
          </table:table-cell>
          <table:table-cell table:number-columns-repeated="2"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45.3999999999651" calcext:value-type="float">
            <text:p>45,40</text:p>
          </table:table-cell>
          <table:table-cell table:style-name="ce4" office:value-type="float" office:value="41.7000000000116" calcext:value-type="float">
            <text:p>41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1.4000000000233" calcext:value-type="float">
            <text:p>41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46.2000000000116" calcext:value-type="float">
            <text:p>46,20</text:p>
          </table:table-cell>
          <table:table-cell table:style-name="ce4" office:value-type="float" office:value="43.1000000000349" calcext:value-type="float">
            <text:p>43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1.8999999999651" calcext:value-type="float">
            <text:p>41,9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47.5999999999767" calcext:value-type="float">
            <text:p>47,60</text:p>
          </table:table-cell>
          <table:table-cell table:style-name="ce4" office:value-type="float" office:value="42.1000000000349" calcext:value-type="float">
            <text:p>42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2.1000000000349" calcext:value-type="float">
            <text:p>42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46.1000000000349" calcext:value-type="float">
            <text:p>46,10</text:p>
          </table:table-cell>
          <table:table-cell table:style-name="ce4" office:value-type="float" office:value="41.7000000000116" calcext:value-type="float">
            <text:p>41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46.7999999999884" calcext:value-type="float">
            <text:p>46,8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46.6999999999534" calcext:value-type="float">
            <text:p>46,7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3.4000000000233" calcext:value-type="float">
            <text:p>43,4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45.6000000000349" calcext:value-type="float">
            <text:p>45,60</text:p>
          </table:table-cell>
          <table:table-cell table:style-name="ce4" office:value-type="float" office:value="44.3999999999651" calcext:value-type="float">
            <text:p>44,4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4.0999999999767" calcext:value-type="float">
            <text:p>44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45.1999999999534" calcext:value-type="float">
            <text:p>45,20</text:p>
          </table:table-cell>
          <table:table-cell table:style-name="ce4" office:value-type="float" office:value="43.8000000000466" calcext:value-type="float">
            <text:p>43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45.1000000000349" calcext:value-type="float">
            <text:p>45,10</text:p>
          </table:table-cell>
          <table:table-cell table:style-name="ce4" office:value-type="float" office:value="43.0999999999767" calcext:value-type="float">
            <text:p>43,10</text:p>
          </table:table-cell>
          <table:table-cell table:number-columns-repeated="2"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45" calcext:value-type="float">
            <text:p>45,00</text:p>
          </table:table-cell>
          <table:table-cell table:style-name="ce4" office:value-type="float" office:value="43.7000000000116" calcext:value-type="float">
            <text:p>43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44.7999999999884" calcext:value-type="float">
            <text:p>44,80</text:p>
          </table:table-cell>
          <table:table-cell table:style-name="ce4" office:value-type="float" office:value="42.9000000000233" calcext:value-type="float">
            <text:p>42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2000000000116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47.1000000000349" calcext:value-type="float">
            <text:p>47,10</text:p>
          </table:table-cell>
          <table:table-cell table:style-name="ce4" office:value-type="float" office:value="42.7000000000116" calcext:value-type="float">
            <text:p>42,7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8.2999999999884" calcext:value-type="float">
            <text:p>48,3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7.3000000000466" calcext:value-type="float">
            <text:p>47,3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2.7000000000116" calcext:value-type="float">
            <text:p>42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8.1000000000349" calcext:value-type="float">
            <text:p>48,1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7" calcext:value-type="float">
            <text:p>37,00</text:p>
          </table:table-cell>
          <table:table-cell table:number-columns-repeated="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45.1000000000349" calcext:value-type="float">
            <text:p>45,1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45.8000000000466" calcext:value-type="float">
            <text:p>45,80</text:p>
          </table:table-cell>
          <table:table-cell table:style-name="ce4" office:value-type="float" office:value="42.3999999999651" calcext:value-type="float">
            <text:p>42,40</text:p>
          </table:table-cell>
          <table:table-cell table:style-name="ce7" office:value-type="float" office:value="38" calcext:value-type="float">
            <text:p>38,00</text:p>
          </table:table-cell>
          <table:table-cell table:style-name="ce7" office:value-type="float" office:value="41" calcext:value-type="float">
            <text:p>41,00</text:p>
          </table:table-cell>
          <table:table-cell table:number-columns-repeated="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3.0999999999767" calcext:value-type="float">
            <text:p>43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3.2000000000116" calcext:value-type="float">
            <text:p>43,2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8000000000466" calcext:value-type="float">
            <text:p>42,80</text:p>
          </table:table-cell>
          <table:table-cell table:number-columns-repeated="2"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3.2000000000116" calcext:value-type="float">
            <text:p>43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7" calcext:value-type="float">
            <text:p>37,00</text:p>
          </table:table-cell>
          <table:table-cell table:number-columns-repeated="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47.0999999999767" calcext:value-type="float">
            <text:p>47,1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7" calcext:value-type="float">
            <text:p>37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3.2000000000116" calcext:value-type="float">
            <text:p>43,2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3.0999999999767" calcext:value-type="float">
            <text:p>43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45.6000000000349" calcext:value-type="float">
            <text:p>45,6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7000000000116" calcext:value-type="float">
            <text:p>42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3.2000000000116" calcext:value-type="float">
            <text:p>43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2.9000000000233" calcext:value-type="float">
            <text:p>42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2.7000000000116" calcext:value-type="float">
            <text:p>42,7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3.5" calcext:value-type="float">
            <text:p>43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3.5999999999767" calcext:value-type="float">
            <text:p>43,6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45.6000000000349" calcext:value-type="float">
            <text:p>45,60</text:p>
          </table:table-cell>
          <table:table-cell table:style-name="ce4" office:value-type="float" office:value="43.6999999999534" calcext:value-type="float">
            <text:p>43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3.7999999999884" calcext:value-type="float">
            <text:p>43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3.4000000000233" calcext:value-type="float">
            <text:p>43,4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7999999999884" calcext:value-type="float">
            <text:p>42,8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3.4000000000233" calcext:value-type="float">
            <text:p>43,4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41" calcext:value-type="float">
            <text:p>41,00</text:p>
          </table:table-cell>
          <table:table-cell table:number-columns-repeated="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7999999999884" calcext:value-type="float">
            <text:p>42,8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9000000000233" calcext:value-type="float">
            <text:p>42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3.1000000000349" calcext:value-type="float">
            <text:p>43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2.9000000000233" calcext:value-type="float">
            <text:p>42,9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3.3000000000466" calcext:value-type="float">
            <text:p>43,3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3.0999999999767" calcext:value-type="float">
            <text:p>43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8999999999651" calcext:value-type="float">
            <text:p>42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3.1000000000349" calcext:value-type="float">
            <text:p>43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3.2999999999884" calcext:value-type="float">
            <text:p>43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45.1999999999534" calcext:value-type="float">
            <text:p>45,2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45.2000000000116" calcext:value-type="float">
            <text:p>45,2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7999999999884" calcext:value-type="float">
            <text:p>42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3.2999999999884" calcext:value-type="float">
            <text:p>43,3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44.8999999999651" calcext:value-type="float">
            <text:p>44,90</text:p>
          </table:table-cell>
          <table:table-cell table:style-name="ce4" office:value-type="float" office:value="43.2999999999884" calcext:value-type="float">
            <text:p>43,3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45.6000000000349" calcext:value-type="float">
            <text:p>45,60</text:p>
          </table:table-cell>
          <table:table-cell table:style-name="ce4" office:value-type="float" office:value="44.6999999999534" calcext:value-type="float">
            <text:p>44,7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4.2999999999884" calcext:value-type="float">
            <text:p>44,3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3.7999999999884" calcext:value-type="float">
            <text:p>43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45.1999999999534" calcext:value-type="float">
            <text:p>45,2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7999999999884" calcext:value-type="float">
            <text:p>42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47.2999999999884" calcext:value-type="float">
            <text:p>47,30</text:p>
          </table:table-cell>
          <table:table-cell table:style-name="ce4" office:value-type="float" office:value="42.7999999999884" calcext:value-type="float">
            <text:p>42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46.7999999999884" calcext:value-type="float">
            <text:p>46,80</text:p>
          </table:table-cell>
          <table:table-cell table:style-name="ce4" office:value-type="float" office:value="42.3000000000466" calcext:value-type="float">
            <text:p>42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2.8000000000466" calcext:value-type="float">
            <text:p>42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45.8999999999651" calcext:value-type="float">
            <text:p>45,90</text:p>
          </table:table-cell>
          <table:table-cell table:style-name="ce4" office:value-type="float" office:value="43.6000000000349" calcext:value-type="float">
            <text:p>43,6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45" calcext:value-type="float">
            <text:p>45,00</text:p>
          </table:table-cell>
          <table:table-cell table:style-name="ce4" office:value-type="float" office:value="44.4000000000233" calcext:value-type="float">
            <text:p>44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4.2000000000116" calcext:value-type="float">
            <text:p>44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45.1000000000349" calcext:value-type="float">
            <text:p>45,1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41" calcext:value-type="float">
            <text:p>41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45.8000000000466" calcext:value-type="float">
            <text:p>45,8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45.1000000000349" calcext:value-type="float">
            <text:p>45,10</text:p>
          </table:table-cell>
          <table:table-cell table:style-name="ce4" office:value-type="float" office:value="42.7000000000116" calcext:value-type="float">
            <text:p>42,7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2.8000000000466" calcext:value-type="float">
            <text:p>42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46.7000000000116" calcext:value-type="float">
            <text:p>46,7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46.7000000000116" calcext:value-type="float">
            <text:p>46,70</text:p>
          </table:table-cell>
          <table:table-cell table:style-name="ce4" office:value-type="float" office:value="43" calcext:value-type="float">
            <text:p>43,0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46.7000000000116" calcext:value-type="float">
            <text:p>46,70</text:p>
          </table:table-cell>
          <table:table-cell table:style-name="ce4" office:value-type="float" office:value="43.0999999999767" calcext:value-type="float">
            <text:p>43,1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9000000000233" calcext:value-type="float">
            <text:p>42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3.7000000000116" calcext:value-type="float">
            <text:p>43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3.7000000000116" calcext:value-type="float">
            <text:p>43,7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44.7999999999884" calcext:value-type="float">
            <text:p>44,80</text:p>
          </table:table-cell>
          <table:table-cell table:style-name="ce4" office:value-type="float" office:value="43.5" calcext:value-type="float">
            <text:p>43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3.5" calcext:value-type="float">
            <text:p>43,5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3.2000000000116" calcext:value-type="float">
            <text:p>43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46.1000000000349" calcext:value-type="float">
            <text:p>46,1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2.7999999999884" calcext:value-type="float">
            <text:p>42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2999999999884" calcext:value-type="float">
            <text:p>42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2.3999999999651" calcext:value-type="float">
            <text:p>42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1000000000349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49.5" calcext:value-type="float">
            <text:p>49,5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46.2000000000116" calcext:value-type="float">
            <text:p>46,2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2999999999884" calcext:value-type="float">
            <text:p>42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45.8999999999651" calcext:value-type="float">
            <text:p>45,90</text:p>
          </table:table-cell>
          <table:table-cell table:style-name="ce4" office:value-type="float" office:value="42.1000000000349" calcext:value-type="float">
            <text:p>42,1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46.1000000000349" calcext:value-type="float">
            <text:p>46,1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1.7999999999884" calcext:value-type="float">
            <text:p>41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3000000000466" calcext:value-type="float">
            <text:p>42,3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46.1000000000349" calcext:value-type="float">
            <text:p>46,1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42" calcext:value-type="float">
            <text:p>42,00</text:p>
          </table:table-cell>
          <table:table-cell table:number-columns-repeated="6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1.3000000000466" calcext:value-type="float">
            <text:p>41,30</text:p>
          </table:table-cell>
          <table:table-cell table:style-name="ce7" office:value-type="float" office:value="45" calcext:value-type="float">
            <text:p>4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5.8999999999651" calcext:value-type="float">
            <text:p>45,90</text:p>
          </table:table-cell>
          <table:table-cell table:style-name="ce4" office:value-type="float" office:value="41.7999999999884" calcext:value-type="float">
            <text:p>41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6" calcext:value-type="float">
            <text:p>36,00</text:p>
          </table:table-cell>
          <table:table-cell table:number-columns-repeated="6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45.7999999999884" calcext:value-type="float">
            <text:p>45,80</text:p>
          </table:table-cell>
          <table:table-cell table:style-name="ce4" office:value-type="float" office:value="41.4000000000233" calcext:value-type="float">
            <text:p>41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1.5" calcext:value-type="float">
            <text:p>41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1.5" calcext:value-type="float">
            <text:p>41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46.7000000000116" calcext:value-type="float">
            <text:p>46,70</text:p>
          </table:table-cell>
          <table:table-cell table:style-name="ce4" office:value-type="float" office:value="42.7999999999884" calcext:value-type="float">
            <text:p>42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3.6000000000349" calcext:value-type="float">
            <text:p>43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1.5" calcext:value-type="float">
            <text:p>41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1.8999999999651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float" office:value="45.3999999999651" calcext:value-type="float">
            <text:p>45,4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7999999999884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float" office:value="47.7000000000116" calcext:value-type="float">
            <text:p>47,70</text:p>
          </table:table-cell>
          <table:table-cell table:style-name="ce4" office:value-type="float" office:value="41.5999999999767" calcext:value-type="float">
            <text:p>41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float" office:value="47.2999999999884" calcext:value-type="float">
            <text:p>47,3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8999999999651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float" office:value="45.2999999999884" calcext:value-type="float">
            <text:p>45,30</text:p>
          </table:table-cell>
          <table:table-cell table:style-name="ce4" office:value-type="float" office:value="42.8999999999651" calcext:value-type="float">
            <text:p>42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office:value-type="float" office:value="46.2000000000116" calcext:value-type="float">
            <text:p>46,20</text:p>
          </table:table-cell>
          <table:table-cell table:style-name="ce4" office:value-type="float" office:value="43.5" calcext:value-type="float">
            <text:p>43,5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3.7999999999884" calcext:value-type="float">
            <text:p>43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3.6999999999534" calcext:value-type="float">
            <text:p>43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9" calcext:value-type="float">
            <text:p>39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45.6000000000349" calcext:value-type="float">
            <text:p>45,6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float" office:value="46.8999999999651" calcext:value-type="float">
            <text:p>46,90</text:p>
          </table:table-cell>
          <table:table-cell table:style-name="ce4" office:value-type="float" office:value="42.1000000000349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7999999999884" calcext:value-type="float">
            <text:p>41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float" office:value="46.9000000000233" calcext:value-type="float">
            <text:p>46,90</text:p>
          </table:table-cell>
          <table:table-cell table:style-name="ce4" office:value-type="float" office:value="41.7999999999884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1.8999999999651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46.2999999999884" calcext:value-type="float">
            <text:p>46,3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float" office:value="46.1000000000349" calcext:value-type="float">
            <text:p>46,1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2.2999999999884" calcext:value-type="float">
            <text:p>42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2.0999999999767" calcext:value-type="float">
            <text:p>42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2.2000000000116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float" office:value="46.2000000000116" calcext:value-type="float">
            <text:p>46,20</text:p>
          </table:table-cell>
          <table:table-cell table:style-name="ce4" office:value-type="float" office:value="41.8999999999651" calcext:value-type="float">
            <text:p>41,90</text:p>
          </table:table-cell>
          <table:table-cell table:style-name="ce7" office:value-type="float" office:value="43" calcext:value-type="float">
            <text:p>4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2.6000000000349" calcext:value-type="float">
            <text:p>42,6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8999999999651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office:value-type="float" office:value="47.4000000000233" calcext:value-type="float">
            <text:p>47,40</text:p>
          </table:table-cell>
          <table:table-cell table:style-name="ce4" office:value-type="float" office:value="41.5999999999767" calcext:value-type="float">
            <text:p>41,6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office:value-type="float" office:value="45.7000000000116" calcext:value-type="float">
            <text:p>45,70</text:p>
          </table:table-cell>
          <table:table-cell table:style-name="ce4" office:value-type="float" office:value="41.5999999999767" calcext:value-type="float">
            <text:p>41,6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float" office:value="46.7000000000116" calcext:value-type="float">
            <text:p>46,70</text:p>
          </table:table-cell>
          <table:table-cell table:style-name="ce4" office:value-type="float" office:value="41.7999999999884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float" office:value="46.2999999999302" calcext:value-type="float">
            <text:p>46,30</text:p>
          </table:table-cell>
          <table:table-cell table:style-name="ce4" office:value-type="float" office:value="41.7000000000699" calcext:value-type="float">
            <text:p>41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1.5999999999767" calcext:value-type="float">
            <text:p>41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1.8999999999069" calcext:value-type="float">
            <text:p>41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2.2000000000699" calcext:value-type="float">
            <text:p>42,20</text:p>
          </table:table-cell>
          <table:table-cell table:style-name="ce7" office:value-type="float" office:value="39" calcext:value-type="float">
            <text:p>39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45.8000000000466" calcext:value-type="float">
            <text:p>45,8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47" calcext:value-type="float">
            <text:p>47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float" office:value="46.2000000000699" calcext:value-type="float">
            <text:p>46,2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float" office:value="46.2000000000699" calcext:value-type="float">
            <text:p>46,2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1.3000000000466" calcext:value-type="float">
            <text:p>41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float" office:value="46.7000000000699" calcext:value-type="float">
            <text:p>46,70</text:p>
          </table:table-cell>
          <table:table-cell table:style-name="ce4" office:value-type="float" office:value="42.1999999999534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float" office:value="46.2999999999302" calcext:value-type="float">
            <text:p>46,30</text:p>
          </table:table-cell>
          <table:table-cell table:style-name="ce4" office:value-type="float" office:value="41.7000000000699" calcext:value-type="float">
            <text:p>41,7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2.1999999999534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1.7999999999302" calcext:value-type="float">
            <text:p>41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1.5" calcext:value-type="float">
            <text:p>41,5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0.9000000000233" calcext:value-type="float">
            <text:p>40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1.0999999999767" calcext:value-type="float">
            <text:p>41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float" office:value="46.6999999999534" calcext:value-type="float">
            <text:p>46,70</text:p>
          </table:table-cell>
          <table:table-cell table:style-name="ce4" office:value-type="float" office:value="41.6000000000931" calcext:value-type="float">
            <text:p>41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1.7000000000699" calcext:value-type="float">
            <text:p>41,70</text:p>
          </table:table-cell>
          <table:table-cell table:style-name="ce7" office:value-type="float" office:value="45" calcext:value-type="float">
            <text:p>4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office:value-type="float" office:value="46.8000000000466" calcext:value-type="float">
            <text:p>46,8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1.9000000000233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float" office:value="45.8999999999069" calcext:value-type="float">
            <text:p>45,90</text:p>
          </table:table-cell>
          <table:table-cell table:style-name="ce4" office:value-type="float" office:value="41.5" calcext:value-type="float">
            <text:p>41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office:value-type="float" office:value="46.2000000000699" calcext:value-type="float">
            <text:p>46,20</text:p>
          </table:table-cell>
          <table:table-cell table:style-name="ce4" office:value-type="float" office:value="41.7999999999302" calcext:value-type="float">
            <text:p>41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float" office:value="46.9000000000233" calcext:value-type="float">
            <text:p>46,90</text:p>
          </table:table-cell>
          <table:table-cell table:style-name="ce4" office:value-type="float" office:value="41.8999999999069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1999999999534" calcext:value-type="float">
            <text:p>41,20</text:p>
          </table:table-cell>
          <table:table-cell table:style-name="ce7" office:value-type="float" office:value="40" calcext:value-type="float">
            <text:p>40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1.0999999999767" calcext:value-type="float">
            <text:p>41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1.2999999999302" calcext:value-type="float">
            <text:p>41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1.2999999999302" calcext:value-type="float">
            <text:p>41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float" office:value="48.4000000000233" calcext:value-type="float">
            <text:p>48,40</text:p>
          </table:table-cell>
          <table:table-cell table:style-name="ce4" office:value-type="float" office:value="41.2999999999302" calcext:value-type="float">
            <text:p>41,30</text:p>
          </table:table-cell>
          <table:table-cell table:style-name="ce7" office:value-type="float" office:value="44" calcext:value-type="float">
            <text:p>4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47.0999999999767" calcext:value-type="float">
            <text:p>47,1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1.2000000000699" calcext:value-type="float">
            <text:p>41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float" office:value="47" calcext:value-type="float">
            <text:p>47,0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float" office:value="46.7999999999302" calcext:value-type="float">
            <text:p>46,80</text:p>
          </table:table-cell>
          <table:table-cell table:style-name="ce4" office:value-type="float" office:value="42.2000000000699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float" office:value="46.7000000000699" calcext:value-type="float">
            <text:p>46,7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4.0999999999767" calcext:value-type="float">
            <text:p>44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3.9000000000233" calcext:value-type="float">
            <text:p>43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3.1999999999534" calcext:value-type="float">
            <text:p>43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3.0999999999767" calcext:value-type="float">
            <text:p>43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4.3000000000466" calcext:value-type="float">
            <text:p>44,3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float" office:value="46.1000000000931" calcext:value-type="float">
            <text:p>46,1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float" office:value="46.6000000000931" calcext:value-type="float">
            <text:p>46,6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float" office:value="45.8999999999069" calcext:value-type="float">
            <text:p>45,90</text:p>
          </table:table-cell>
          <table:table-cell table:style-name="ce4" office:value-type="float" office:value="41.5" calcext:value-type="float">
            <text:p>41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4" office:value-type="float" office:value="46.8000000000466" calcext:value-type="float">
            <text:p>46,8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float" office:value="47.9000000000233" calcext:value-type="float">
            <text:p>47,9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4" office:value-type="float" office:value="47.6999999999534" calcext:value-type="float">
            <text:p>47,70</text:p>
          </table:table-cell>
          <table:table-cell table:style-name="ce4" office:value-type="float" office:value="41.5" calcext:value-type="float">
            <text:p>41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4" office:value-type="float" office:value="47.5" calcext:value-type="float">
            <text:p>47,50</text:p>
          </table:table-cell>
          <table:table-cell table:style-name="ce4" office:value-type="float" office:value="42.4000000000233" calcext:value-type="float">
            <text:p>42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float" office:value="47.3000000000466" calcext:value-type="float">
            <text:p>47,3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float" office:value="47.1999999999534" calcext:value-type="float">
            <text:p>47,2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float" office:value="47.1999999999534" calcext:value-type="float">
            <text:p>47,2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float" office:value="46.6999999999534" calcext:value-type="float">
            <text:p>46,70</text:p>
          </table:table-cell>
          <table:table-cell table:style-name="ce4" office:value-type="float" office:value="42.4000000000233" calcext:value-type="float">
            <text:p>42,4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4" calcext:value-type="float">
            <text:p>44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4.0999999999767" calcext:value-type="float">
            <text:p>44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4.0999999999767" calcext:value-type="float">
            <text:p>44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3.6999999999534" calcext:value-type="float">
            <text:p>43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3.3000000000466" calcext:value-type="float">
            <text:p>43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4.4000000000233" calcext:value-type="float">
            <text:p>44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3.2999999999302" calcext:value-type="float">
            <text:p>43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2.5" calcext:value-type="float">
            <text:p>42,5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2.4000000000233" calcext:value-type="float">
            <text:p>42,4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float" office:value="46.8000000000466" calcext:value-type="float">
            <text:p>46,80</text:p>
          </table:table-cell>
          <table:table-cell table:style-name="ce4" office:value-type="float" office:value="42.1999999999534" calcext:value-type="float">
            <text:p>42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float" office:value="47.9000000000233" calcext:value-type="float">
            <text:p>47,9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float" office:value="47.5" calcext:value-type="float">
            <text:p>47,5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float" office:value="46.2999999999302" calcext:value-type="float">
            <text:p>46,30</text:p>
          </table:table-cell>
          <table:table-cell table:style-name="ce4" office:value-type="float" office:value="42.2000000000699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42" calcext:value-type="float">
            <text:p>42,00</text:p>
          </table:table-cell>
          <table:table-cell table:number-columns-repeated="6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2.2999999999302" calcext:value-type="float">
            <text:p>42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4" office:value-type="float" office:value="46.5999999999767" calcext:value-type="float">
            <text:p>46,60</text:p>
          </table:table-cell>
          <table:table-cell table:style-name="ce4" office:value-type="float" office:value="42" calcext:value-type="float">
            <text:p>42,0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3.5999999999767" calcext:value-type="float">
            <text:p>43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2.7999999999302" calcext:value-type="float">
            <text:p>42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2.3000000000466" calcext:value-type="float">
            <text:p>42,3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float" office:value="46.1000000000931" calcext:value-type="float">
            <text:p>46,1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float" office:value="45.3000000000466" calcext:value-type="float">
            <text:p>45,3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1.8999999999069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float" office:value="47.5" calcext:value-type="float">
            <text:p>47,5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float" office:value="46.2999999999302" calcext:value-type="float">
            <text:p>46,30</text:p>
          </table:table-cell>
          <table:table-cell table:style-name="ce4" office:value-type="float" office:value="41.8000000000466" calcext:value-type="float">
            <text:p>41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1.7000000000699" calcext:value-type="float">
            <text:p>41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float" office:value="45.3000000000466" calcext:value-type="float">
            <text:p>45,3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4" office:value-type="float" office:value="45.7999999999302" calcext:value-type="float">
            <text:p>45,80</text:p>
          </table:table-cell>
          <table:table-cell table:style-name="ce4" office:value-type="float" office:value="42.6000000000931" calcext:value-type="float">
            <text:p>42,6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1.5999999999767" calcext:value-type="float">
            <text:p>41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4.2000000000699" calcext:value-type="float">
            <text:p>44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6999999999534" calcext:value-type="float">
            <text:p>41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47.6999999999534" calcext:value-type="float">
            <text:p>47,70</text:p>
          </table:table-cell>
          <table:table-cell table:style-name="ce4" office:value-type="float" office:value="41.9000000000233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47.2999999999302" calcext:value-type="float">
            <text:p>47,30</text:p>
          </table:table-cell>
          <table:table-cell table:style-name="ce4" office:value-type="float" office:value="42.1000000000931" calcext:value-type="float">
            <text:p>42,1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4" office:value-type="float" office:value="47" calcext:value-type="float">
            <text:p>47,0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float" office:value="46.9000000000233" calcext:value-type="float">
            <text:p>46,90</text:p>
          </table:table-cell>
          <table:table-cell table:style-name="ce4" office:value-type="float" office:value="42.3999999999069" calcext:value-type="float">
            <text:p>42,4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float" office:value="46.5" calcext:value-type="float">
            <text:p>46,50</text:p>
          </table:table-cell>
          <table:table-cell table:style-name="ce4" office:value-type="float" office:value="42.5" calcext:value-type="float">
            <text:p>42,5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float" office:value="48" calcext:value-type="float">
            <text:p>48,00</text:p>
          </table:table-cell>
          <table:table-cell table:style-name="ce4" office:value-type="float" office:value="42.5999999999767" calcext:value-type="float">
            <text:p>42,6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float" office:value="46.2000000000699" calcext:value-type="float">
            <text:p>46,20</text:p>
          </table:table-cell>
          <table:table-cell table:style-name="ce4" office:value-type="float" office:value="44.6999999999534" calcext:value-type="float">
            <text:p>44,7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4.1999999999534" calcext:value-type="float">
            <text:p>44,2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3.6999999999534" calcext:value-type="float">
            <text:p>43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3.0999999999767" calcext:value-type="float">
            <text:p>43,1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3.7999999999302" calcext:value-type="float">
            <text:p>43,8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2.6000000000931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0999999999767" calcext:value-type="float">
            <text:p>42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float" office:value="46.2999999999302" calcext:value-type="float">
            <text:p>46,3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43" calcext:value-type="float">
            <text:p>43,00</text:p>
          </table:table-cell>
          <table:table-cell table:number-columns-repeated="6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1.9000000000233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4" office:value-type="float" office:value="45.8000000000466" calcext:value-type="float">
            <text:p>45,8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float" office:value="46.6000000000931" calcext:value-type="float">
            <text:p>46,60</text:p>
          </table:table-cell>
          <table:table-cell table:style-name="ce4" office:value-type="float" office:value="42.6999999999534" calcext:value-type="float">
            <text:p>42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float" office:value="46.7999999999302" calcext:value-type="float">
            <text:p>46,80</text:p>
          </table:table-cell>
          <table:table-cell table:style-name="ce4" office:value-type="float" office:value="42.7000000000699" calcext:value-type="float">
            <text:p>42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float" office:value="45.8999999999069" calcext:value-type="float">
            <text:p>45,90</text:p>
          </table:table-cell>
          <table:table-cell table:style-name="ce4" office:value-type="float" office:value="42.7000000000699" calcext:value-type="float">
            <text:p>42,7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6000000000931" calcext:value-type="float">
            <text:p>42,6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float" office:value="45.6000000000931" calcext:value-type="float">
            <text:p>45,6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45" calcext:value-type="float">
            <text:p>4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float" office:value="45.0999999999767" calcext:value-type="float">
            <text:p>45,10</text:p>
          </table:table-cell>
          <table:table-cell table:style-name="ce4" office:value-type="float" office:value="42.2000000000699" calcext:value-type="float">
            <text:p>42,20</text:p>
          </table:table-cell>
          <table:table-cell table:style-name="ce7" office:value-type="float" office:value="46" calcext:value-type="float">
            <text:p>4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1.9000000000233" calcext:value-type="float">
            <text:p>41,9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2" calcext:value-type="float">
            <text:p>32,00</text:p>
          </table:table-cell>
          <table:table-cell table:number-columns-repeated="6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float" office:value="45.9000000000233" calcext:value-type="float">
            <text:p>45,9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2.2000000000699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float" office:value="46.3000000000466" calcext:value-type="float">
            <text:p>46,30</text:p>
          </table:table-cell>
          <table:table-cell table:style-name="ce4" office:value-type="float" office:value="42.0999999999767" calcext:value-type="float">
            <text:p>42,1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float" office:value="45.7999999999302" calcext:value-type="float">
            <text:p>45,80</text:p>
          </table:table-cell>
          <table:table-cell table:style-name="ce4" office:value-type="float" office:value="42.4000000000233" calcext:value-type="float">
            <text:p>42,4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2.4000000000233" calcext:value-type="float">
            <text:p>42,4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3" calcext:value-type="float">
            <text:p>43,00</text:p>
          </table:table-cell>
          <table:table-cell table:number-columns-repeated="2"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float" office:value="46.1999999999534" calcext:value-type="float">
            <text:p>46,20</text:p>
          </table:table-cell>
          <table:table-cell table:style-name="ce4" office:value-type="float" office:value="43" calcext:value-type="float">
            <text:p>43,00</text:p>
          </table:table-cell>
          <table:table-cell table:style-name="ce7" office:value-type="float" office:value="45" calcext:value-type="float">
            <text:p>4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3000000000466" calcext:value-type="float">
            <text:p>42,3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float" office:value="46.0999999999767" calcext:value-type="float">
            <text:p>46,10</text:p>
          </table:table-cell>
          <table:table-cell table:style-name="ce4" office:value-type="float" office:value="42.6000000000931" calcext:value-type="float">
            <text:p>42,6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float" office:value="45.8000000000466" calcext:value-type="float">
            <text:p>45,8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4" office:value-type="float" office:value="45.6999999999534" calcext:value-type="float">
            <text:p>45,70</text:p>
          </table:table-cell>
          <table:table-cell table:style-name="ce4" office:value-type="float" office:value="41.9000000000233" calcext:value-type="float">
            <text:p>41,9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float" office:value="46.1000000000931" calcext:value-type="float">
            <text:p>46,10</text:p>
          </table:table-cell>
          <table:table-cell table:style-name="ce4" office:value-type="float" office:value="42" calcext:value-type="float">
            <text:p>42,0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1.7999999999302" calcext:value-type="float">
            <text:p>41,8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4" office:value-type="float" office:value="45.2999999999302" calcext:value-type="float">
            <text:p>45,30</text:p>
          </table:table-cell>
          <table:table-cell table:style-name="ce4" office:value-type="float" office:value="42.1000000000931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float" office:value="45.2000000000699" calcext:value-type="float">
            <text:p>45,2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5" calcext:value-type="float">
            <text:p>35,00</text:p>
          </table:table-cell>
          <table:table-cell table:number-columns-repeated="6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2.3999999999069" calcext:value-type="float">
            <text:p>42,4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2.2999999999302" calcext:value-type="float">
            <text:p>42,3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float" office:value="46.4000000000233" calcext:value-type="float">
            <text:p>46,40</text:p>
          </table:table-cell>
          <table:table-cell table:style-name="ce4" office:value-type="float" office:value="42.5999999999767" calcext:value-type="float">
            <text:p>42,60</text:p>
          </table:table-cell>
          <table:table-cell table:style-name="ce7" office:value-type="float" office:value="45" calcext:value-type="float">
            <text:p>45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4" office:value-type="float" office:value="45.7000000000699" calcext:value-type="float">
            <text:p>45,70</text:p>
          </table:table-cell>
          <table:table-cell table:style-name="ce4" office:value-type="float" office:value="42.4000000000233" calcext:value-type="float">
            <text:p>42,4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float" office:value="45.7000000000699" calcext:value-type="float">
            <text:p>45,70</text:p>
          </table:table-cell>
          <table:table-cell table:style-name="ce4" office:value-type="float" office:value="41.7999999999302" calcext:value-type="float">
            <text:p>41,80</text:p>
          </table:table-cell>
          <table:table-cell table:style-name="ce7" office:value-type="float" office:value="33" calcext:value-type="float">
            <text:p>33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float" office:value="45.5" calcext:value-type="float">
            <text:p>45,50</text:p>
          </table:table-cell>
          <table:table-cell table:style-name="ce4" office:value-type="float" office:value="41.6999999999534" calcext:value-type="float">
            <text:p>41,7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float" office:value="45.7999999999302" calcext:value-type="float">
            <text:p>45,80</text:p>
          </table:table-cell>
          <table:table-cell table:style-name="ce4" office:value-type="float" office:value="42.2000000000699" calcext:value-type="float">
            <text:p>42,20</text:p>
          </table:table-cell>
          <table:table-cell table:style-name="ce7" office:value-type="float" office:value="35" calcext:value-type="float">
            <text:p>35,00</text:p>
          </table:table-cell>
          <table:table-cell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float" office:value="45.5999999999767" calcext:value-type="float">
            <text:p>45,60</text:p>
          </table:table-cell>
          <table:table-cell table:style-name="ce4" office:value-type="float" office:value="41.8000000000466" calcext:value-type="float">
            <text:p>41,80</text:p>
          </table:table-cell>
          <table:table-cell table:style-name="ce7" office:value-type="float" office:value="36" calcext:value-type="float">
            <text:p>36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45.2999999999302" calcext:value-type="float">
            <text:p>45,30</text:p>
          </table:table-cell>
          <table:table-cell table:style-name="ce4" office:value-type="float" office:value="42.0999999999767" calcext:value-type="float">
            <text:p>42,10</text:p>
          </table:table-cell>
          <table:table-cell table:style-name="ce7" office:value-type="float" office:value="34" calcext:value-type="float">
            <text:p>34,00</text:p>
          </table:table-cell>
          <table:table-cell table:style-name="ce7" office:value-type="float" office:value="33" calcext:value-type="float">
            <text:p>33,00</text:p>
          </table:table-cell>
          <table:table-cell table:number-columns-repeated="6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float" office:value="45.4000000000233" calcext:value-type="float">
            <text:p>45,40</text:p>
          </table:table-cell>
          <table:table-cell table:style-name="ce4" office:value-type="float" office:value="42.1999999999534" calcext:value-type="float">
            <text:p>42,20</text:p>
          </table:table-cell>
          <table:table-cell table:number-columns-repeated="2" table:style-name="ce7" office:value-type="float" office:value="34" calcext:value-type="float">
            <text:p>34,00</text:p>
          </table:table-cell>
          <table:table-cell table:number-columns-repeated="6"/>
        </table:table-row>
        <table:table-row table:style-name="ro1" table:number-rows-repeated="10482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4T17:46:46.468103356</dc:date>
    <meta:editing-duration>PT4H41M32S</meta:editing-duration>
    <meta:editing-cycles>7</meta:editing-cycles>
    <meta:generator>LibreOffice/7.4.4.2$Linux_X86_64 LibreOffice_project/40$Build-2</meta:generator>
    <meta:document-statistic meta:table-count="1" meta:cell-count="18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38cm" svg:height="15.088cm" xlink:href=".." xlink:type="simple" chart:class="chart:line" chart:style-name="ch1">
        <chart:legend chart:legend-position="end" svg:x="22.114cm" svg:y="6.498cm" style:legend-expansion="high" chart:style-name="ch2"/>
        <chart:plot-area chart:style-name="ch3" table:cell-range-address="'b2-firefox'.A1:'b2-firefox'.E361" chart:data-source-has-labels="both" svg:x="0.57cm" svg:y="0.301cm" svg:width="20.974cm" svg:height="14.486cm">
          <chart:coordinate-region svg:x="1.853cm" svg:y="0.5cm" svg:width="19.691cm" svg:height="13.363cm"/>
          <chart:axis chart:dimension="x" chart:name="primary-x" chart:style-name="ch4" chartooo:axis-type="auto">
            <chartooo:date-scale/>
            <chart:categories table:cell-range-address="'b2-firefox'.A2:'b2-firefox'.A3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2-firefox'.B2:'b2-firefox'.B361" chart:label-cell-address="'b2-firefox'.B1:'b2-firefox'.B1" chart:class="chart:line">
            <chart:data-point chart:repeated="360"/>
          </chart:series>
          <chart:series chart:style-name="ch8" chart:values-cell-range-address="'b2-firefox'.C2:'b2-firefox'.C361" chart:label-cell-address="'b2-firefox'.C1:'b2-firefox'.C1" chart:class="chart:line">
            <chart:data-point chart:repeated="360"/>
          </chart:series>
          <chart:series chart:style-name="ch9" chart:values-cell-range-address="'b2-firefox'.D2:'b2-firefox'.D361" chart:label-cell-address="'b2-firefox'.D1:'b2-firefox'.D1" chart:class="chart:line">
            <chart:data-point chart:repeated="360"/>
          </chart:series>
          <chart:series chart:style-name="ch10" chart:values-cell-range-address="'b2-firefox'.E2:'b2-firefox'.E361" chart:label-cell-address="'b2-firefox'.E1:'b2-firefox'.E1" chart:class="chart:line">
            <chart:data-point chart:repeated="3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 WASM</text:p>
                <draw:g>
                  <svg:desc>'b2-firefox'.B1:'b2-firefox'.B1</svg:desc>
                </draw:g>
              </table:table-cell>
              <table:table-cell office:value-type="string">
                <text:p>Chromium WASM (shared buffer)</text:p>
                <draw:g>
                  <svg:desc>'b2-firefox'.C1:'b2-firefox'.C1</svg:desc>
                </draw:g>
              </table:table-cell>
              <table:table-cell office:value-type="string">
                <text:p>Firefox WASM</text:p>
                <draw:g>
                  <svg:desc>'b2-firefox'.D1:'b2-firefox'.D1</svg:desc>
                </draw:g>
              </table:table-cell>
              <table:table-cell office:value-type="string">
                <text:p>Firefox WASM (shared buffer)</text:p>
                <draw:g>
                  <svg:desc>'b2-firefox'.E1:'b2-firefox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2-firefox'.A2:'b2-firefox'.A361</svg:desc>
                </draw:g>
              </table:table-cell>
              <table:table-cell office:value-type="float" office:value="146.100000000035">
                <text:p>146.100000000035</text:p>
                <draw:g>
                  <svg:desc>'b2-firefox'.B2:'b2-firefox'.B361</svg:desc>
                </draw:g>
              </table:table-cell>
              <table:table-cell office:value-type="float" office:value="43">
                <text:p>43</text:p>
                <draw:g>
                  <svg:desc>'b2-firefox'.C2:'b2-firefox'.C361</svg:desc>
                </draw:g>
              </table:table-cell>
              <table:table-cell office:value-type="float" office:value="45">
                <text:p>45</text:p>
                <draw:g>
                  <svg:desc>'b2-firefox'.D2:'b2-firefox'.D361</svg:desc>
                </draw:g>
              </table:table-cell>
              <table:table-cell office:value-type="float" office:value="35">
                <text:p>35</text:p>
                <draw:g>
                  <svg:desc>'b2-firefox'.E2:'b2-firefox'.E3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.8999999999651">
                <text:p>45.8999999999651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.5999999999767">
                <text:p>44.5999999999767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5">
                <text:p>45.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5">
                <text:p>45.5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5.5">
                <text:p>45.5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.5">
                <text:p>45.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.3999999999651">
                <text:p>45.3999999999651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5.5">
                <text:p>45.5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5.1999999999534">
                <text:p>45.1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5.8000000000466">
                <text:p>45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.6000000000349">
                <text:p>45.6000000000349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5.5">
                <text:p>45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.5999999999767">
                <text:p>48.5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.1000000000349">
                <text:p>45.1000000000349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.9000000000233">
                <text:p>44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5.3999999999651">
                <text:p>45.3999999999651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5.1000000000349">
                <text:p>45.1000000000349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6.7999999999884">
                <text:p>46.7999999999884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6.1000000000349">
                <text:p>46.1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.5">
                <text:p>45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7000000000116">
                <text:p>44.7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4.8999999999651">
                <text:p>44.899999999965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.7000000000116">
                <text:p>44.7000000000116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5.3999999999651">
                <text:p>45.3999999999651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1.4000000000233">
                <text:p>41.4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6.2000000000116">
                <text:p>46.2000000000116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7.5999999999767">
                <text:p>4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6.1000000000349">
                <text:p>46.1000000000349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.7999999999884">
                <text:p>46.7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6.6999999999534">
                <text:p>46.6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5.6000000000349">
                <text:p>45.6000000000349</text:p>
              </table:table-cell>
              <table:table-cell office:value-type="float" office:value="44.3999999999651">
                <text:p>44.399999999965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4.0999999999767">
                <text:p>44.0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5.1999999999534">
                <text:p>45.1999999999534</text:p>
              </table:table-cell>
              <table:table-cell office:value-type="float" office:value="43.8000000000466">
                <text:p>43.8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.1000000000349">
                <text:p>45.1000000000349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4.7999999999884">
                <text:p>44.7999999999884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5.5">
                <text:p>45.5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7.1000000000349">
                <text:p>47.1000000000349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8.2999999999884">
                <text:p>48.2999999999884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7.3000000000466">
                <text:p>47.3000000000466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8.1000000000349">
                <text:p>48.1000000000349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5.1000000000349">
                <text:p>45.1000000000349</text:p>
              </table:table-cell>
              <table:table-cell office:value-type="float" office:value="42.5">
                <text:p>42.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5.8000000000466">
                <text:p>45.8000000000466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7.0999999999767">
                <text:p>47.0999999999767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5.5">
                <text:p>45.5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5.6000000000349">
                <text:p>45.6000000000349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5.5">
                <text:p>45.5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3.5">
                <text:p>43.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3.5999999999767">
                <text:p>43.5999999999767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5.6000000000349">
                <text:p>45.6000000000349</text:p>
              </table:table-cell>
              <table:table-cell office:value-type="float" office:value="43.6999999999534">
                <text:p>43.69999999995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5.5">
                <text:p>45.5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5.5">
                <text:p>45.5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5.5">
                <text:p>45.5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5.5">
                <text:p>45.5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5.5">
                <text:p>45.5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3.3000000000466">
                <text:p>43.300000000046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8999999999651">
                <text:p>42.8999999999651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5.5">
                <text:p>45.5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5.1999999999534">
                <text:p>45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5.2000000000116">
                <text:p>45.2000000000116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5.5">
                <text:p>45.5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4.8999999999651">
                <text:p>44.8999999999651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5.6000000000349">
                <text:p>45.6000000000349</text:p>
              </table:table-cell>
              <table:table-cell office:value-type="float" office:value="44.6999999999534">
                <text:p>44.69999999995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5.1999999999534">
                <text:p>45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5.5">
                <text:p>45.5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7.2999999999884">
                <text:p>47.2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6.7999999999884">
                <text:p>46.7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6.5">
                <text:p>46.5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5.8999999999651">
                <text:p>45.8999999999651</text:p>
              </table:table-cell>
              <table:table-cell office:value-type="float" office:value="43.6000000000349">
                <text:p>43.600000000034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5">
                <text:p>45</text:p>
              </table:table-cell>
              <table:table-cell office:value-type="float" office:value="44.4000000000233">
                <text:p>44.4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5.1000000000349">
                <text:p>45.1000000000349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5.8000000000466">
                <text:p>45.8000000000466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5.1000000000349">
                <text:p>45.1000000000349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6.7000000000116">
                <text:p>46.7000000000116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6.7000000000116">
                <text:p>46.7000000000116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6.7000000000116">
                <text:p>46.7000000000116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6.5">
                <text:p>46.5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4.7999999999884">
                <text:p>44.7999999999884</text:p>
              </table:table-cell>
              <table:table-cell office:value-type="float" office:value="43.5">
                <text:p>43.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3.5">
                <text:p>43.5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6.1000000000349">
                <text:p>46.1000000000349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6">
                <text:p>46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6">
                <text:p>46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6">
                <text:p>4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9.5">
                <text:p>49.5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6.2000000000116">
                <text:p>46.2000000000116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5.8999999999651">
                <text:p>45.8999999999651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6.1000000000349">
                <text:p>46.1000000000349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6.1000000000349">
                <text:p>46.1000000000349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1.3000000000466">
                <text:p>41.3000000000466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5.8999999999651">
                <text:p>45.8999999999651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5.7999999999884">
                <text:p>45.7999999999884</text:p>
              </table:table-cell>
              <table:table-cell office:value-type="float" office:value="41.4000000000233">
                <text:p>41.4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1.5">
                <text:p>41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1.5">
                <text:p>41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6.5">
                <text:p>46.5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6.7000000000116">
                <text:p>46.7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6.5">
                <text:p>46.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3.6000000000349">
                <text:p>43.600000000034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1.5">
                <text:p>41.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6.5">
                <text:p>46.5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3999999999651">
                <text:p>45.3999999999651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7.7000000000116">
                <text:p>47.7000000000116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.2999999999884">
                <text:p>47.299999999988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6">
                <text:p>46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2.8999999999651">
                <text:p>42.899999999965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6">
                <text:p>4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6.2000000000116">
                <text:p>46.2000000000116</text:p>
              </table:table-cell>
              <table:table-cell office:value-type="float" office:value="43.5">
                <text:p>43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6">
                <text:p>46</text:p>
              </table:table-cell>
              <table:table-cell office:value-type="float" office:value="43.6999999999534">
                <text:p>43.6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5.6000000000349">
                <text:p>45.6000000000349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6.8999999999651">
                <text:p>46.8999999999651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6">
                <text:p>4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6.9000000000233">
                <text:p>46.9000000000233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6.1000000000349">
                <text:p>46.1000000000349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46.5">
                <text:p>46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46.2000000000116">
                <text:p>46.2000000000116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6">
                <text:p>46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7.4000000000233">
                <text:p>47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6.7000000000116">
                <text:p>46.700000000011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6.2999999999302">
                <text:p>46.2999999999302</text:p>
              </table:table-cell>
              <table:table-cell office:value-type="float" office:value="41.7000000000699">
                <text:p>41.700000000069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1.8999999999069">
                <text:p>41.899999999906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2.2000000000699">
                <text:p>42.2000000000699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5.8000000000466">
                <text:p>45.800000000046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6.2000000000699">
                <text:p>46.2000000000699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6.2000000000699">
                <text:p>46.2000000000699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1.3000000000466">
                <text:p>41.3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6.7000000000699">
                <text:p>46.7000000000699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6.2999999999302">
                <text:p>46.2999999999302</text:p>
              </table:table-cell>
              <table:table-cell office:value-type="float" office:value="41.7000000000699">
                <text:p>41.700000000069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6.5">
                <text:p>46.5</text:p>
              </table:table-cell>
              <table:table-cell office:value-type="float" office:value="41.7999999999302">
                <text:p>41.799999999930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1.5">
                <text:p>41.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0.9000000000233">
                <text:p>40.9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1.0999999999767">
                <text:p>41.099999999976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6.6999999999534">
                <text:p>46.6999999999534</text:p>
              </table:table-cell>
              <table:table-cell office:value-type="float" office:value="41.6000000000931">
                <text:p>41.600000000093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1.7000000000699">
                <text:p>41.7000000000699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6.8000000000466">
                <text:p>46.800000000046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5.8999999999069">
                <text:p>45.8999999999069</text:p>
              </table:table-cell>
              <table:table-cell office:value-type="float" office:value="41.5">
                <text:p>41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6.2000000000699">
                <text:p>46.2000000000699</text:p>
              </table:table-cell>
              <table:table-cell office:value-type="float" office:value="41.7999999999302">
                <text:p>41.799999999930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6.9000000000233">
                <text:p>46.9000000000233</text:p>
              </table:table-cell>
              <table:table-cell office:value-type="float" office:value="41.8999999999069">
                <text:p>41.899999999906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6">
                <text:p>46</text:p>
              </table:table-cell>
              <table:table-cell office:value-type="float" office:value="41.1999999999534">
                <text:p>41.1999999999534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5.5">
                <text:p>45.5</text:p>
              </table:table-cell>
              <table:table-cell office:value-type="float" office:value="41.0999999999767">
                <text:p>41.0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1.2999999999302">
                <text:p>41.299999999930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6.5">
                <text:p>46.5</text:p>
              </table:table-cell>
              <table:table-cell office:value-type="float" office:value="41.2999999999302">
                <text:p>41.2999999999302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8.4000000000233">
                <text:p>48.4000000000233</text:p>
              </table:table-cell>
              <table:table-cell office:value-type="float" office:value="41.2999999999302">
                <text:p>41.299999999930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7.0999999999767">
                <text:p>47.0999999999767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1.2000000000699">
                <text:p>41.2000000000699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7">
                <text:p>47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6.7999999999302">
                <text:p>46.7999999999302</text:p>
              </table:table-cell>
              <table:table-cell office:value-type="float" office:value="42.2000000000699">
                <text:p>42.200000000069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6.7000000000699">
                <text:p>46.7000000000699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4.0999999999767">
                <text:p>44.099999999976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6">
                <text:p>46</text:p>
              </table:table-cell>
              <table:table-cell office:value-type="float" office:value="43.9000000000233">
                <text:p>43.9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3.1999999999534">
                <text:p>43.1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4.3000000000466">
                <text:p>44.300000000046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6.1000000000931">
                <text:p>46.1000000000931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46.6000000000931">
                <text:p>46.6000000000931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45.8999999999069">
                <text:p>45.8999999999069</text:p>
              </table:table-cell>
              <table:table-cell office:value-type="float" office:value="41.5">
                <text:p>41.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46.8000000000466">
                <text:p>46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7.9000000000233">
                <text:p>47.9000000000233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47.6999999999534">
                <text:p>47.6999999999534</text:p>
              </table:table-cell>
              <table:table-cell office:value-type="float" office:value="41.5">
                <text:p>41.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47.5">
                <text:p>47.5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47.3000000000466">
                <text:p>47.3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47.1999999999534">
                <text:p>47.1999999999534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47.1999999999534">
                <text:p>47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6.6999999999534">
                <text:p>46.6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6.5">
                <text:p>46.5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46">
                <text:p>46</text:p>
              </table:table-cell>
              <table:table-cell office:value-type="float" office:value="44.0999999999767">
                <text:p>44.0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6">
                <text:p>46</text:p>
              </table:table-cell>
              <table:table-cell office:value-type="float" office:value="44.0999999999767">
                <text:p>44.0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3.6999999999534">
                <text:p>43.6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3.3000000000466">
                <text:p>43.300000000046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4.4000000000233">
                <text:p>44.4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3.2999999999302">
                <text:p>43.299999999930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46.5">
                <text:p>46.5</text:p>
              </table:table-cell>
              <table:table-cell office:value-type="float" office:value="42.5">
                <text:p>42.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6.8000000000466">
                <text:p>46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47.9000000000233">
                <text:p>47.900000000023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47.5">
                <text:p>47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6.2999999999302">
                <text:p>46.2999999999302</text:p>
              </table:table-cell>
              <table:table-cell office:value-type="float" office:value="42.2000000000699">
                <text:p>42.2000000000699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2.2999999999302">
                <text:p>42.299999999930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6.5999999999767">
                <text:p>46.5999999999767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3.5999999999767">
                <text:p>43.5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2.7999999999302">
                <text:p>42.799999999930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6.1000000000931">
                <text:p>46.1000000000931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5.3000000000466">
                <text:p>45.300000000046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1.8999999999069">
                <text:p>41.899999999906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7.5">
                <text:p>47.5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6.2999999999302">
                <text:p>46.2999999999302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5.5">
                <text:p>45.5</text:p>
              </table:table-cell>
              <table:table-cell office:value-type="float" office:value="41.7000000000699">
                <text:p>41.700000000069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5.3000000000466">
                <text:p>45.300000000046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5.7999999999302">
                <text:p>45.7999999999302</text:p>
              </table:table-cell>
              <table:table-cell office:value-type="float" office:value="42.6000000000931">
                <text:p>42.60000000009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4.2000000000699">
                <text:p>44.200000000069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6">
                <text:p>46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7.6999999999534">
                <text:p>47.699999999953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7.2999999999302">
                <text:p>47.2999999999302</text:p>
              </table:table-cell>
              <table:table-cell office:value-type="float" office:value="42.1000000000931">
                <text:p>42.1000000000931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7">
                <text:p>4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6.9000000000233">
                <text:p>46.9000000000233</text:p>
              </table:table-cell>
              <table:table-cell office:value-type="float" office:value="42.3999999999069">
                <text:p>42.399999999906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6.5">
                <text:p>46.5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8">
                <text:p>48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6.2000000000699">
                <text:p>46.2000000000699</text:p>
              </table:table-cell>
              <table:table-cell office:value-type="float" office:value="44.6999999999534">
                <text:p>44.69999999995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4.1999999999534">
                <text:p>44.19999999995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3.6999999999534">
                <text:p>43.6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6">
                <text:p>46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3.7999999999302">
                <text:p>43.799999999930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2.6000000000931">
                <text:p>42.60000000009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6">
                <text:p>46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5.5">
                <text:p>45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6.2999999999302">
                <text:p>46.2999999999302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5.8000000000466">
                <text:p>45.800000000046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6.6000000000931">
                <text:p>46.6000000000931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6.7999999999302">
                <text:p>46.7999999999302</text:p>
              </table:table-cell>
              <table:table-cell office:value-type="float" office:value="42.7000000000699">
                <text:p>42.700000000069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5.8999999999069">
                <text:p>45.8999999999069</text:p>
              </table:table-cell>
              <table:table-cell office:value-type="float" office:value="42.7000000000699">
                <text:p>42.700000000069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5.5">
                <text:p>45.5</text:p>
              </table:table-cell>
              <table:table-cell office:value-type="float" office:value="42.6000000000931">
                <text:p>42.60000000009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6">
                <text:p>46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5.6000000000931">
                <text:p>45.6000000000931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5.0999999999767">
                <text:p>45.0999999999767</text:p>
              </table:table-cell>
              <table:table-cell office:value-type="float" office:value="42.2000000000699">
                <text:p>42.200000000069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5.9000000000233">
                <text:p>45.9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2.2000000000699">
                <text:p>42.200000000069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6.3000000000466">
                <text:p>46.300000000046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5.7999999999302">
                <text:p>45.7999999999302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6.1999999999534">
                <text:p>46.199999999953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6">
                <text:p>46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6.0999999999767">
                <text:p>46.0999999999767</text:p>
              </table:table-cell>
              <table:table-cell office:value-type="float" office:value="42.6000000000931">
                <text:p>42.60000000009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5.8000000000466">
                <text:p>45.8000000000466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5.5">
                <text:p>45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5.6999999999534">
                <text:p>45.699999999953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6.1000000000931">
                <text:p>46.1000000000931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5.5">
                <text:p>45.5</text:p>
              </table:table-cell>
              <table:table-cell office:value-type="float" office:value="41.7999999999302">
                <text:p>41.7999999999302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5.2999999999302">
                <text:p>45.2999999999302</text:p>
              </table:table-cell>
              <table:table-cell office:value-type="float" office:value="42.1000000000931">
                <text:p>42.100000000093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5.2000000000699">
                <text:p>45.2000000000699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6">
                <text:p>46</text:p>
              </table:table-cell>
              <table:table-cell office:value-type="float" office:value="42.3999999999069">
                <text:p>42.399999999906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5.5">
                <text:p>45.5</text:p>
              </table:table-cell>
              <table:table-cell office:value-type="float" office:value="42.2999999999302">
                <text:p>42.299999999930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6.4000000000233">
                <text:p>46.4000000000233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5.7000000000699">
                <text:p>45.7000000000699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5.7000000000699">
                <text:p>45.7000000000699</text:p>
              </table:table-cell>
              <table:table-cell office:value-type="float" office:value="41.7999999999302">
                <text:p>41.799999999930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5.5">
                <text:p>45.5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5.7999999999302">
                <text:p>45.7999999999302</text:p>
              </table:table-cell>
              <table:table-cell office:value-type="float" office:value="42.2000000000699">
                <text:p>42.200000000069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5.5999999999767">
                <text:p>45.5999999999767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5.2999999999302">
                <text:p>45.2999999999302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5.4000000000233">
                <text:p>45.4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